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total_memory</text:p>
          </table:table-cell>
          <table:table-cell office:value-type="string" calcext:value-type="string">
            <text:p>free_memory</text:p>
          </table:table-cell>
          <table:table-cell office:value-type="string" calcext:value-type="string">
            <text:p>available_memory</text:p>
          </table:table-cell>
          <table:table-cell office:value-type="string" calcext:value-type="string">
            <text:p>cache_memory</text:p>
          </table:table-cell>
          <table:table-cell office:value-type="string" calcext:value-type="string">
            <text:p>swap_total_memory</text:p>
          </table:table-cell>
          <table:table-cell office:value-type="string" calcext:value-type="string">
            <text:p>app_total_memory</text:p>
          </table:table-cell>
          <table:table-cell office:value-type="string" calcext:value-type="string">
            <text:p>app_free_memory</text:p>
          </table:table-cell>
          <table:table-cell office:value-type="string" calcext:value-type="string">
            <text:p>app_used_memory</text:p>
          </table:table-cell>
          <table:table-cell office:value-type="string" calcext:value-type="string">
            <text:p>no_of_processor</text:p>
          </table:table-cell>
          <table:table-cell office:value-type="string" calcext:value-type="string">
            <text:p>max_cpu_frequency</text:p>
          </table:table-cell>
          <table:table-cell office:value-type="string" calcext:value-type="string">
            <text:p>cputim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evice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04579.710144928" calcext:value-type="float">
            <text:p>404579.710144928</text:p>
          </table:table-cell>
          <table:table-cell office:value-type="float" office:value="2461.98550724638" calcext:value-type="float">
            <text:p>2461.98550724638</text:p>
          </table:table-cell>
          <table:table-cell office:value-type="float" office:value="2116933.27536232" calcext:value-type="float">
            <text:p>2116933.27536232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504947.5942029" calcext:value-type="float">
            <text:p>8504947.5942029</text:p>
          </table:table-cell>
          <table:table-cell office:value-type="float" office:value="886442.898550725" calcext:value-type="float">
            <text:p>886442.898550725</text:p>
          </table:table-cell>
          <table:table-cell office:value-type="float" office:value="7618504.69565217" calcext:value-type="float">
            <text:p>7618504.69565217</text:p>
          </table:table-cell>
          <table:table-cell office:value-type="float" office:value="8" calcext:value-type="float">
            <text:p>8</text:p>
          </table:table-cell>
          <table:table-cell office:value-type="float" office:value="2701078.26086957" calcext:value-type="float">
            <text:p>2701078.26086957</text:p>
          </table:table-cell>
          <table:table-cell office:value-type="float" office:value="727.594202898551" calcext:value-type="float">
            <text:p>727.594202898551</text:p>
          </table:table-cell>
          <table:table-cell office:value-type="float" office:value="-556.014492753623" calcext:value-type="float">
            <text:p>-556.014492753623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7708" calcext:value-type="float">
            <text:p>7708</text:p>
          </table:table-cell>
          <table:table-cell office:value-type="float" office:value="17211.610995942" calcext:value-type="float">
            <text:p>17211.610995942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18017.837837838" calcext:value-type="float">
            <text:p>418017.837837838</text:p>
          </table:table-cell>
          <table:table-cell office:value-type="float" office:value="2475.43243243243" calcext:value-type="float">
            <text:p>2475.43243243243</text:p>
          </table:table-cell>
          <table:table-cell office:value-type="float" office:value="2117267.45945946" calcext:value-type="float">
            <text:p>2117267.4594594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2172887.6486487" calcext:value-type="float">
            <text:p>12172887.6486487</text:p>
          </table:table-cell>
          <table:table-cell office:value-type="float" office:value="1965981.05405405" calcext:value-type="float">
            <text:p>1965981.05405405</text:p>
          </table:table-cell>
          <table:table-cell office:value-type="float" office:value="10206906.5945946" calcext:value-type="float">
            <text:p>10206906.5945946</text:p>
          </table:table-cell>
          <table:table-cell office:value-type="float" office:value="8" calcext:value-type="float">
            <text:p>8</text:p>
          </table:table-cell>
          <table:table-cell office:value-type="float" office:value="2830183.78378378" calcext:value-type="float">
            <text:p>2830183.78378378</text:p>
          </table:table-cell>
          <table:table-cell office:value-type="float" office:value="1644.81081081081" calcext:value-type="float">
            <text:p>1644.81081081081</text:p>
          </table:table-cell>
          <table:table-cell office:value-type="float" office:value="-678.297297297297" calcext:value-type="float">
            <text:p>-678.297297297297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3821" calcext:value-type="float">
            <text:p>3821</text:p>
          </table:table-cell>
          <table:table-cell office:value-type="float" office:value="10408.5642754595" calcext:value-type="float">
            <text:p>10408.564275459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31956.756756757" calcext:value-type="float">
            <text:p>431956.756756757</text:p>
          </table:table-cell>
          <table:table-cell office:value-type="float" office:value="2488.64864864865" calcext:value-type="float">
            <text:p>2488.64864864865</text:p>
          </table:table-cell>
          <table:table-cell office:value-type="float" office:value="2117206.16216216" calcext:value-type="float">
            <text:p>2117206.162162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20797320.1081081" calcext:value-type="float">
            <text:p>20797320.1081081</text:p>
          </table:table-cell>
          <table:table-cell office:value-type="float" office:value="5136753.62162162" calcext:value-type="float">
            <text:p>5136753.62162162</text:p>
          </table:table-cell>
          <table:table-cell office:value-type="float" office:value="15660566.4864865" calcext:value-type="float">
            <text:p>15660566.4864865</text:p>
          </table:table-cell>
          <table:table-cell office:value-type="float" office:value="8" calcext:value-type="float">
            <text:p>8</text:p>
          </table:table-cell>
          <table:table-cell office:value-type="float" office:value="2814616.21621622" calcext:value-type="float">
            <text:p>2814616.21621622</text:p>
          </table:table-cell>
          <table:table-cell office:value-type="float" office:value="2205.32432432432" calcext:value-type="float">
            <text:p>2205.32432432432</text:p>
          </table:table-cell>
          <table:table-cell office:value-type="float" office:value="-648.189189189189" calcext:value-type="float">
            <text:p>-648.189189189189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914" calcext:value-type="float">
            <text:p>3914</text:p>
          </table:table-cell>
          <table:table-cell office:value-type="float" office:value="9980.60712183784" calcext:value-type="float">
            <text:p>9980.60712183784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37397.3" calcext:value-type="float">
            <text:p>437397.3</text:p>
          </table:table-cell>
          <table:table-cell office:value-type="float" office:value="2494.35" calcext:value-type="float">
            <text:p>2494.35</text:p>
          </table:table-cell>
          <table:table-cell office:value-type="float" office:value="2117372.3" calcext:value-type="float">
            <text:p>2117372.3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839711" calcext:value-type="float">
            <text:p>17839711</text:p>
          </table:table-cell>
          <table:table-cell office:value-type="float" office:value="1931981" calcext:value-type="float">
            <text:p>1931981</text:p>
          </table:table-cell>
          <table:table-cell office:value-type="float" office:value="15907730" calcext:value-type="float">
            <text:p>15907730</text:p>
          </table:table-cell>
          <table:table-cell office:value-type="float" office:value="8" calcext:value-type="float">
            <text:p>8</text:p>
          </table:table-cell>
          <table:table-cell office:value-type="float" office:value="2841600" calcext:value-type="float">
            <text:p>2841600</text:p>
          </table:table-cell>
          <table:table-cell office:value-type="float" office:value="2755.3" calcext:value-type="float">
            <text:p>2755.3</text:p>
          </table:table-cell>
          <table:table-cell office:value-type="float" office:value="-613.6" calcext:value-type="float">
            <text:p>-613.6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25" calcext:value-type="float">
            <text:p>4225</text:p>
          </table:table-cell>
          <table:table-cell office:value-type="float" office:value="10198.73764" calcext:value-type="float">
            <text:p>10198.73764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43725.2" calcext:value-type="float">
            <text:p>443725.2</text:p>
          </table:table-cell>
          <table:table-cell office:value-type="float" office:value="2501.125" calcext:value-type="float">
            <text:p>2501.125</text:p>
          </table:table-cell>
          <table:table-cell office:value-type="float" office:value="2117983.6" calcext:value-type="float">
            <text:p>2117983.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6113002.325" calcext:value-type="float">
            <text:p>16113002.325</text:p>
          </table:table-cell>
          <table:table-cell office:value-type="float" office:value="2107407.525" calcext:value-type="float">
            <text:p>2107407.525</text:p>
          </table:table-cell>
          <table:table-cell office:value-type="float" office:value="14005594.8" calcext:value-type="float">
            <text:p>14005594.8</text:p>
          </table:table-cell>
          <table:table-cell office:value-type="float" office:value="8" calcext:value-type="float">
            <text:p>8</text:p>
          </table:table-cell>
          <table:table-cell office:value-type="float" office:value="2757120" calcext:value-type="float">
            <text:p>2757120</text:p>
          </table:table-cell>
          <table:table-cell office:value-type="float" office:value="3342.75" calcext:value-type="float">
            <text:p>3342.75</text:p>
          </table:table-cell>
          <table:table-cell office:value-type="float" office:value="-584.75" calcext:value-type="float">
            <text:p>-584.75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15" calcext:value-type="float">
            <text:p>4215</text:p>
          </table:table-cell>
          <table:table-cell office:value-type="float" office:value="9696.2133975" calcext:value-type="float">
            <text:p>9696.213397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39744.947368421" calcext:value-type="float">
            <text:p>439744.947368421</text:p>
          </table:table-cell>
          <table:table-cell office:value-type="float" office:value="2497.26315789474" calcext:value-type="float">
            <text:p>2497.26315789474</text:p>
          </table:table-cell>
          <table:table-cell office:value-type="float" office:value="2117995.57894737" calcext:value-type="float">
            <text:p>2117995.57894737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8705002.0526316" calcext:value-type="float">
            <text:p>18705002.0526316</text:p>
          </table:table-cell>
          <table:table-cell office:value-type="float" office:value="4145123.10526316" calcext:value-type="float">
            <text:p>4145123.10526316</text:p>
          </table:table-cell>
          <table:table-cell office:value-type="float" office:value="14559878.9473684" calcext:value-type="float">
            <text:p>14559878.9473684</text:p>
          </table:table-cell>
          <table:table-cell office:value-type="float" office:value="8" calcext:value-type="float">
            <text:p>8</text:p>
          </table:table-cell>
          <table:table-cell office:value-type="float" office:value="2805726.31578947" calcext:value-type="float">
            <text:p>2805726.31578947</text:p>
          </table:table-cell>
          <table:table-cell office:value-type="float" office:value="3906.23684210526" calcext:value-type="float">
            <text:p>3906.23684210526</text:p>
          </table:table-cell>
          <table:table-cell office:value-type="float" office:value="-611.973684210526" calcext:value-type="float">
            <text:p>-611.973684210526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995" calcext:value-type="float">
            <text:p>3995</text:p>
          </table:table-cell>
          <table:table-cell office:value-type="float" office:value="9617.98037236842" calcext:value-type="float">
            <text:p>9617.98037236842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37584.606060606" calcext:value-type="float">
            <text:p>437584.606060606</text:p>
          </table:table-cell>
          <table:table-cell office:value-type="float" office:value="2495.33333333333" calcext:value-type="float">
            <text:p>2495.33333333333</text:p>
          </table:table-cell>
          <table:table-cell office:value-type="float" office:value="2118210.78787879" calcext:value-type="float">
            <text:p>2118210.78787879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1415293.0909091" calcext:value-type="float">
            <text:p>11415293.0909091</text:p>
          </table:table-cell>
          <table:table-cell office:value-type="float" office:value="2004139.63636364" calcext:value-type="float">
            <text:p>2004139.63636364</text:p>
          </table:table-cell>
          <table:table-cell office:value-type="float" office:value="9411153.45454545" calcext:value-type="float">
            <text:p>9411153.45454545</text:p>
          </table:table-cell>
          <table:table-cell office:value-type="float" office:value="8" calcext:value-type="float">
            <text:p>8</text:p>
          </table:table-cell>
          <table:table-cell office:value-type="float" office:value="2828800" calcext:value-type="float">
            <text:p>2828800</text:p>
          </table:table-cell>
          <table:table-cell office:value-type="float" office:value="4420.66666666667" calcext:value-type="float">
            <text:p>4420.66666666667</text:p>
          </table:table-cell>
          <table:table-cell office:value-type="float" office:value="-750.757575757576" calcext:value-type="float">
            <text:p>-750.757575757576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3402" calcext:value-type="float">
            <text:p>3402</text:p>
          </table:table-cell>
          <table:table-cell office:value-type="float" office:value="10047.7399909091" calcext:value-type="float">
            <text:p>10047.7399909091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26601.7" calcext:value-type="float">
            <text:p>426601.7</text:p>
          </table:table-cell>
          <table:table-cell office:value-type="float" office:value="2485.55" calcext:value-type="float">
            <text:p>2485.55</text:p>
          </table:table-cell>
          <table:table-cell office:value-type="float" office:value="2119121.8" calcext:value-type="float">
            <text:p>2119121.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17496501.475" calcext:value-type="float">
            <text:p>17496501.475</text:p>
          </table:table-cell>
          <table:table-cell office:value-type="float" office:value="2944616.275" calcext:value-type="float">
            <text:p>2944616.275</text:p>
          </table:table-cell>
          <table:table-cell office:value-type="float" office:value="14551885.2" calcext:value-type="float">
            <text:p>14551885.2</text:p>
          </table:table-cell>
          <table:table-cell office:value-type="float" office:value="8" calcext:value-type="float">
            <text:p>8</text:p>
          </table:table-cell>
          <table:table-cell office:value-type="float" office:value="2828640" calcext:value-type="float">
            <text:p>2828640</text:p>
          </table:table-cell>
          <table:table-cell office:value-type="float" office:value="4957.8" calcext:value-type="float">
            <text:p>4957.8</text:p>
          </table:table-cell>
          <table:table-cell office:value-type="float" office:value="-630.275" calcext:value-type="float">
            <text:p>-630.275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4205" calcext:value-type="float">
            <text:p>4205</text:p>
          </table:table-cell>
          <table:table-cell office:value-type="float" office:value="10426.30527925" calcext:value-type="float">
            <text:p>10426.3052792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27563.389830509" calcext:value-type="float">
            <text:p>427563.389830509</text:p>
          </table:table-cell>
          <table:table-cell office:value-type="float" office:value="2487.5" calcext:value-type="float">
            <text:p>2487.5</text:p>
          </table:table-cell>
          <table:table-cell office:value-type="float" office:value="2120096.91525424" calcext:value-type="float">
            <text:p>2120096.91525424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145437.44067797" calcext:value-type="float">
            <text:p>7145437.44067797</text:p>
          </table:table-cell>
          <table:table-cell office:value-type="float" office:value="937458.322033898" calcext:value-type="float">
            <text:p>937458.322033898</text:p>
          </table:table-cell>
          <table:table-cell office:value-type="float" office:value="6207979.11864407" calcext:value-type="float">
            <text:p>6207979.11864407</text:p>
          </table:table-cell>
          <table:table-cell office:value-type="float" office:value="8" calcext:value-type="float">
            <text:p>8</text:p>
          </table:table-cell>
          <table:table-cell office:value-type="float" office:value="2028854.23728814" calcext:value-type="float">
            <text:p>2028854.23728814</text:p>
          </table:table-cell>
          <table:table-cell office:value-type="float" office:value="6262.57627118644" calcext:value-type="float">
            <text:p>6262.57627118644</text:p>
          </table:table-cell>
          <table:table-cell office:value-type="float" office:value="-366.14406779661" calcext:value-type="float">
            <text:p>-366.14406779661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12847" calcext:value-type="float">
            <text:p>12847</text:p>
          </table:table-cell>
          <table:table-cell office:value-type="float" office:value="18504.9570685593" calcext:value-type="float">
            <text:p>18504.9570685593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09096.120481928" calcext:value-type="float">
            <text:p>409096.120481928</text:p>
          </table:table-cell>
          <table:table-cell office:value-type="float" office:value="2486.12048192771" calcext:value-type="float">
            <text:p>2486.12048192771</text:p>
          </table:table-cell>
          <table:table-cell office:value-type="float" office:value="2137131.03614458" calcext:value-type="float">
            <text:p>2137131.03614458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329353.06024096" calcext:value-type="float">
            <text:p>6329353.06024096</text:p>
          </table:table-cell>
          <table:table-cell office:value-type="float" office:value="555127.277108434" calcext:value-type="float">
            <text:p>555127.277108434</text:p>
          </table:table-cell>
          <table:table-cell office:value-type="float" office:value="5774225.78313253" calcext:value-type="float">
            <text:p>5774225.78313253</text:p>
          </table:table-cell>
          <table:table-cell office:value-type="float" office:value="8" calcext:value-type="float">
            <text:p>8</text:p>
          </table:table-cell>
          <table:table-cell office:value-type="float" office:value="1968693.97590361" calcext:value-type="float">
            <text:p>1968693.97590361</text:p>
          </table:table-cell>
          <table:table-cell office:value-type="float" office:value="8734.98795180723" calcext:value-type="float">
            <text:p>8734.98795180723</text:p>
          </table:table-cell>
          <table:table-cell office:value-type="float" office:value="-352.542168674699" calcext:value-type="float">
            <text:p>-352.542168674699</text:p>
          </table:table-cell>
          <table:table-cell office:value-type="float" office:value="3934" calcext:value-type="float">
            <text:p>3934</text:p>
          </table:table-cell>
          <table:table-cell office:value-type="float" office:value="20" calcext:value-type="float">
            <text:p>20</text:p>
          </table:table-cell>
          <table:table-cell office:value-type="float" office:value="18519" calcext:value-type="float">
            <text:p>18519</text:p>
          </table:table-cell>
          <table:table-cell office:value-type="float" office:value="25684.0176109157" calcext:value-type="float">
            <text:p>25684.0176109157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26946.011173184" calcext:value-type="float">
            <text:p>426946.011173184</text:p>
          </table:table-cell>
          <table:table-cell office:value-type="float" office:value="2017.97765363128" calcext:value-type="float">
            <text:p>2017.97765363128</text:p>
          </table:table-cell>
          <table:table-cell office:value-type="float" office:value="1639768.93854749" calcext:value-type="float">
            <text:p>1639768.93854749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196867.16201117" calcext:value-type="float">
            <text:p>6196867.16201117</text:p>
          </table:table-cell>
          <table:table-cell office:value-type="float" office:value="810353.150837989" calcext:value-type="float">
            <text:p>810353.150837989</text:p>
          </table:table-cell>
          <table:table-cell office:value-type="float" office:value="5386514.01117318" calcext:value-type="float">
            <text:p>5386514.01117318</text:p>
          </table:table-cell>
          <table:table-cell office:value-type="float" office:value="8" calcext:value-type="float">
            <text:p>8</text:p>
          </table:table-cell>
          <table:table-cell office:value-type="float" office:value="1874842.45810056" calcext:value-type="float">
            <text:p>1874842.45810056</text:p>
          </table:table-cell>
          <table:table-cell office:value-type="float" office:value="1779.94413407821" calcext:value-type="float">
            <text:p>1779.94413407821</text:p>
          </table:table-cell>
          <table:table-cell office:value-type="float" office:value="-242.737430167598" calcext:value-type="float">
            <text:p>-242.737430167598</text:p>
          </table:table-cell>
          <table:table-cell office:value-type="float" office:value="3763" calcext:value-type="float">
            <text:p>3763</text:p>
          </table:table-cell>
          <table:table-cell office:value-type="float" office:value="20" calcext:value-type="float">
            <text:p>20</text:p>
          </table:table-cell>
          <table:table-cell office:value-type="float" office:value="950344" calcext:value-type="float">
            <text:p>950344</text:p>
          </table:table-cell>
          <table:table-cell office:value-type="float" office:value="868064.119041341" calcext:value-type="float">
            <text:p>868064.119041341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20558.674698795" calcext:value-type="float">
            <text:p>420558.674698795</text:p>
          </table:table-cell>
          <table:table-cell office:value-type="float" office:value="2012.8313253012" calcext:value-type="float">
            <text:p>2012.8313253012</text:p>
          </table:table-cell>
          <table:table-cell office:value-type="float" office:value="1641340.1686747" calcext:value-type="float">
            <text:p>1641340.1686747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449533.52409639" calcext:value-type="float">
            <text:p>6449533.52409639</text:p>
          </table:table-cell>
          <table:table-cell office:value-type="float" office:value="675410.969879518" calcext:value-type="float">
            <text:p>675410.969879518</text:p>
          </table:table-cell>
          <table:table-cell office:value-type="float" office:value="5774122.55421687" calcext:value-type="float">
            <text:p>5774122.55421687</text:p>
          </table:table-cell>
          <table:table-cell office:value-type="float" office:value="8" calcext:value-type="float">
            <text:p>8</text:p>
          </table:table-cell>
          <table:table-cell office:value-type="float" office:value="1867604.81927711" calcext:value-type="float">
            <text:p>1867604.81927711</text:p>
          </table:table-cell>
          <table:table-cell office:value-type="float" office:value="4797.24096385542" calcext:value-type="float">
            <text:p>4797.24096385542</text:p>
          </table:table-cell>
          <table:table-cell office:value-type="float" office:value="-227.126506024096" calcext:value-type="float">
            <text:p>-227.126506024096</text:p>
          </table:table-cell>
          <table:table-cell office:value-type="float" office:value="3817" calcext:value-type="float">
            <text:p>3817</text:p>
          </table:table-cell>
          <table:table-cell office:value-type="float" office:value="20" calcext:value-type="float">
            <text:p>20</text:p>
          </table:table-cell>
          <table:table-cell office:value-type="float" office:value="22081" calcext:value-type="float">
            <text:p>22081</text:p>
          </table:table-cell>
          <table:table-cell office:value-type="float" office:value="19142.9435086205" calcext:value-type="float">
            <text:p>19142.9435086205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04435.194630872" calcext:value-type="float">
            <text:p>404435.194630872</text:p>
          </table:table-cell>
          <table:table-cell office:value-type="float" office:value="1998.20134228188" calcext:value-type="float">
            <text:p>1998.20134228188</text:p>
          </table:table-cell>
          <table:table-cell office:value-type="float" office:value="1642333.87919463" calcext:value-type="float">
            <text:p>1642333.87919463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844300.88590604" calcext:value-type="float">
            <text:p>6844300.88590604</text:p>
          </table:table-cell>
          <table:table-cell office:value-type="float" office:value="698718.496644295" calcext:value-type="float">
            <text:p>698718.496644295</text:p>
          </table:table-cell>
          <table:table-cell office:value-type="float" office:value="6145582.38926175" calcext:value-type="float">
            <text:p>6145582.38926175</text:p>
          </table:table-cell>
          <table:table-cell office:value-type="float" office:value="8" calcext:value-type="float">
            <text:p>8</text:p>
          </table:table-cell>
          <table:table-cell office:value-type="float" office:value="1988681.87919463" calcext:value-type="float">
            <text:p>1988681.87919463</text:p>
          </table:table-cell>
          <table:table-cell office:value-type="float" office:value="7576.56375838926" calcext:value-type="float">
            <text:p>7576.56375838926</text:p>
          </table:table-cell>
          <table:table-cell office:value-type="float" office:value="-327.328859060403" calcext:value-type="float">
            <text:p>-327.328859060403</text:p>
          </table:table-cell>
          <table:table-cell office:value-type="float" office:value="3820" calcext:value-type="float">
            <text:p>3820</text:p>
          </table:table-cell>
          <table:table-cell office:value-type="float" office:value="20" calcext:value-type="float">
            <text:p>20</text:p>
          </table:table-cell>
          <table:table-cell office:value-type="float" office:value="18763" calcext:value-type="float">
            <text:p>18763</text:p>
          </table:table-cell>
          <table:table-cell office:value-type="float" office:value="23461.1846813423" calcext:value-type="float">
            <text:p>23461.1846813423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16515.6" calcext:value-type="float">
            <text:p>416515.6</text:p>
          </table:table-cell>
          <table:table-cell office:value-type="float" office:value="2046.73333333333" calcext:value-type="float">
            <text:p>2046.73333333333</text:p>
          </table:table-cell>
          <table:table-cell office:value-type="float" office:value="1680406.53333333" calcext:value-type="float">
            <text:p>1680406.53333333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8145545.1" calcext:value-type="float">
            <text:p>8145545.1</text:p>
          </table:table-cell>
          <table:table-cell office:value-type="float" office:value="1260789.54444444" calcext:value-type="float">
            <text:p>1260789.54444444</text:p>
          </table:table-cell>
          <table:table-cell office:value-type="float" office:value="6884755.55555556" calcext:value-type="float">
            <text:p>6884755.55555556</text:p>
          </table:table-cell>
          <table:table-cell office:value-type="float" office:value="8" calcext:value-type="float">
            <text:p>8</text:p>
          </table:table-cell>
          <table:table-cell office:value-type="float" office:value="2632533.33333333" calcext:value-type="float">
            <text:p>2632533.33333333</text:p>
          </table:table-cell>
          <table:table-cell office:value-type="float" office:value="9611.54444444444" calcext:value-type="float">
            <text:p>9611.54444444444</text:p>
          </table:table-cell>
          <table:table-cell office:value-type="float" office:value="-1087.37777777778" calcext:value-type="float">
            <text:p>-1087.37777777778</text:p>
          </table:table-cell>
          <table:table-cell office:value-type="float" office:value="3820" calcext:value-type="float">
            <text:p>3820</text:p>
          </table:table-cell>
          <table:table-cell office:value-type="float" office:value="20" calcext:value-type="float">
            <text:p>20</text:p>
          </table:table-cell>
          <table:table-cell office:value-type="float" office:value="18663" calcext:value-type="float">
            <text:p>18663</text:p>
          </table:table-cell>
          <table:table-cell office:value-type="float" office:value="77522.0542026667" calcext:value-type="float">
            <text:p>77522.0542026667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63686.219653179" calcext:value-type="float">
            <text:p>463686.219653179</text:p>
          </table:table-cell>
          <table:table-cell office:value-type="float" office:value="1937.15028901734" calcext:value-type="float">
            <text:p>1937.15028901734</text:p>
          </table:table-cell>
          <table:table-cell office:value-type="float" office:value="1521099.02890173" calcext:value-type="float">
            <text:p>1521099.02890173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716744.09248555" calcext:value-type="float">
            <text:p>6716744.09248555</text:p>
          </table:table-cell>
          <table:table-cell office:value-type="float" office:value="631313.01734104" calcext:value-type="float">
            <text:p>631313.01734104</text:p>
          </table:table-cell>
          <table:table-cell office:value-type="float" office:value="6085431.07514451" calcext:value-type="float">
            <text:p>6085431.07514451</text:p>
          </table:table-cell>
          <table:table-cell office:value-type="float" office:value="8" calcext:value-type="float">
            <text:p>8</text:p>
          </table:table-cell>
          <table:table-cell office:value-type="float" office:value="2835606.93641618" calcext:value-type="float">
            <text:p>2835606.93641618</text:p>
          </table:table-cell>
          <table:table-cell office:value-type="float" office:value="11942.5953757225" calcext:value-type="float">
            <text:p>11942.5953757225</text:p>
          </table:table-cell>
          <table:table-cell office:value-type="float" office:value="-1068.86705202312" calcext:value-type="float">
            <text:p>-1068.86705202312</text:p>
          </table:table-cell>
          <table:table-cell office:value-type="float" office:value="3820" calcext:value-type="float">
            <text:p>3820</text:p>
          </table:table-cell>
          <table:table-cell office:value-type="float" office:value="20" calcext:value-type="float">
            <text:p>20</text:p>
          </table:table-cell>
          <table:table-cell office:value-type="float" office:value="18102" calcext:value-type="float">
            <text:p>18102</text:p>
          </table:table-cell>
          <table:table-cell office:value-type="float" office:value="73911.7718552601" calcext:value-type="float">
            <text:p>73911.7718552601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656131.807228916" calcext:value-type="float">
            <text:p>656131.807228916</text:p>
          </table:table-cell>
          <table:table-cell office:value-type="float" office:value="2130.54819277108" calcext:value-type="float">
            <text:p>2130.54819277108</text:p>
          </table:table-cell>
          <table:table-cell office:value-type="float" office:value="1526337.25301205" calcext:value-type="float">
            <text:p>1526337.25301205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565125.31325301" calcext:value-type="float">
            <text:p>6565125.31325301</text:p>
          </table:table-cell>
          <table:table-cell office:value-type="float" office:value="721905.891566265" calcext:value-type="float">
            <text:p>721905.891566265</text:p>
          </table:table-cell>
          <table:table-cell office:value-type="float" office:value="5843219.42168675" calcext:value-type="float">
            <text:p>5843219.42168675</text:p>
          </table:table-cell>
          <table:table-cell office:value-type="float" office:value="8" calcext:value-type="float">
            <text:p>8</text:p>
          </table:table-cell>
          <table:table-cell office:value-type="float" office:value="1875354.21686747" calcext:value-type="float">
            <text:p>1875354.21686747</text:p>
          </table:table-cell>
          <table:table-cell office:value-type="float" office:value="14828.7409638554" calcext:value-type="float">
            <text:p>14828.7409638554</text:p>
          </table:table-cell>
          <table:table-cell office:value-type="float" office:value="-328.867469879518" calcext:value-type="float">
            <text:p>-328.867469879518</text:p>
          </table:table-cell>
          <table:table-cell office:value-type="float" office:value="3704" calcext:value-type="float">
            <text:p>3704</text:p>
          </table:table-cell>
          <table:table-cell office:value-type="float" office:value="20" calcext:value-type="float">
            <text:p>20</text:p>
          </table:table-cell>
          <table:table-cell office:value-type="float" office:value="323394" calcext:value-type="float">
            <text:p>323394</text:p>
          </table:table-cell>
          <table:table-cell office:value-type="float" office:value="393934.351316819" calcext:value-type="float">
            <text:p>393934.351316819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424969.536842105" calcext:value-type="float">
            <text:p>424969.536842105</text:p>
          </table:table-cell>
          <table:table-cell office:value-type="float" office:value="2018.25789473684" calcext:value-type="float">
            <text:p>2018.25789473684</text:p>
          </table:table-cell>
          <table:table-cell office:value-type="float" office:value="1642227.30526316" calcext:value-type="float">
            <text:p>1642227.30526316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315161.54210526" calcext:value-type="float">
            <text:p>7315161.54210526</text:p>
          </table:table-cell>
          <table:table-cell office:value-type="float" office:value="624322.721052632" calcext:value-type="float">
            <text:p>624322.721052632</text:p>
          </table:table-cell>
          <table:table-cell office:value-type="float" office:value="6690838.82105263" calcext:value-type="float">
            <text:p>6690838.82105263</text:p>
          </table:table-cell>
          <table:table-cell office:value-type="float" office:value="8" calcext:value-type="float">
            <text:p>8</text:p>
          </table:table-cell>
          <table:table-cell office:value-type="float" office:value="1978812.63157895" calcext:value-type="float">
            <text:p>1978812.63157895</text:p>
          </table:table-cell>
          <table:table-cell office:value-type="float" office:value="17694.4105263158" calcext:value-type="float">
            <text:p>17694.4105263158</text:p>
          </table:table-cell>
          <table:table-cell office:value-type="float" office:value="177.731578947368" calcext:value-type="float">
            <text:p>177.731578947368</text:p>
          </table:table-cell>
          <table:table-cell office:value-type="float" office:value="3704" calcext:value-type="float">
            <text:p>3704</text:p>
          </table:table-cell>
          <table:table-cell office:value-type="float" office:value="20" calcext:value-type="float">
            <text:p>20</text:p>
          </table:table-cell>
          <table:table-cell office:value-type="float" office:value="507161" calcext:value-type="float">
            <text:p>507161</text:p>
          </table:table-cell>
          <table:table-cell office:value-type="float" office:value="333873.09775019" calcext:value-type="float">
            <text:p>333873.09775019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392029.767955801" calcext:value-type="float">
            <text:p>392029.767955801</text:p>
          </table:table-cell>
          <table:table-cell office:value-type="float" office:value="2135.86187845304" calcext:value-type="float">
            <text:p>2135.86187845304</text:p>
          </table:table-cell>
          <table:table-cell office:value-type="float" office:value="1795736.26519337" calcext:value-type="float">
            <text:p>1795736.26519337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7796196.72928177" calcext:value-type="float">
            <text:p>7796196.72928177</text:p>
          </table:table-cell>
          <table:table-cell office:value-type="float" office:value="750969.149171271" calcext:value-type="float">
            <text:p>750969.149171271</text:p>
          </table:table-cell>
          <table:table-cell office:value-type="float" office:value="7045227.5801105" calcext:value-type="float">
            <text:p>7045227.5801105</text:p>
          </table:table-cell>
          <table:table-cell office:value-type="float" office:value="8" calcext:value-type="float">
            <text:p>8</text:p>
          </table:table-cell>
          <table:table-cell office:value-type="float" office:value="1825485.08287293" calcext:value-type="float">
            <text:p>1825485.08287293</text:p>
          </table:table-cell>
          <table:table-cell office:value-type="float" office:value="20517.9834254144" calcext:value-type="float">
            <text:p>20517.9834254144</text:p>
          </table:table-cell>
          <table:table-cell office:value-type="float" office:value="905.773480662983" calcext:value-type="float">
            <text:p>905.773480662983</text:p>
          </table:table-cell>
          <table:table-cell office:value-type="float" office:value="3704" calcext:value-type="float">
            <text:p>3704</text:p>
          </table:table-cell>
          <table:table-cell office:value-type="float" office:value="20" calcext:value-type="float">
            <text:p>20</text:p>
          </table:table-cell>
          <table:table-cell office:value-type="float" office:value="123916" calcext:value-type="float">
            <text:p>123916</text:p>
          </table:table-cell>
          <table:table-cell office:value-type="float" office:value="415736.317836906" calcext:value-type="float">
            <text:p>415736.317836906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380677.970731707" calcext:value-type="float">
            <text:p>380677.970731707</text:p>
          </table:table-cell>
          <table:table-cell office:value-type="float" office:value="2212.98048780488" calcext:value-type="float">
            <text:p>2212.98048780488</text:p>
          </table:table-cell>
          <table:table-cell office:value-type="float" office:value="1886033.30731707" calcext:value-type="float">
            <text:p>1886033.30731707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9296992.0097561" calcext:value-type="float">
            <text:p>9296992.0097561</text:p>
          </table:table-cell>
          <table:table-cell office:value-type="float" office:value="762693.941463415" calcext:value-type="float">
            <text:p>762693.941463415</text:p>
          </table:table-cell>
          <table:table-cell office:value-type="float" office:value="8534298.06829268" calcext:value-type="float">
            <text:p>8534298.06829268</text:p>
          </table:table-cell>
          <table:table-cell office:value-type="float" office:value="8" calcext:value-type="float">
            <text:p>8</text:p>
          </table:table-cell>
          <table:table-cell office:value-type="float" office:value="1935079.02439024" calcext:value-type="float">
            <text:p>1935079.02439024</text:p>
          </table:table-cell>
          <table:table-cell office:value-type="float" office:value="23348.3024390244" calcext:value-type="float">
            <text:p>23348.3024390244</text:p>
          </table:table-cell>
          <table:table-cell office:value-type="float" office:value="2785.35609756098" calcext:value-type="float">
            <text:p>2785.35609756098</text:p>
          </table:table-cell>
          <table:table-cell office:value-type="float" office:value="3760" calcext:value-type="float">
            <text:p>3760</text:p>
          </table:table-cell>
          <table:table-cell office:value-type="float" office:value="20" calcext:value-type="float">
            <text:p>20</text:p>
          </table:table-cell>
          <table:table-cell office:value-type="float" office:value="13619" calcext:value-type="float">
            <text:p>13619</text:p>
          </table:table-cell>
          <table:table-cell office:value-type="float" office:value="142630.955244488" calcext:value-type="float">
            <text:p>142630.955244488</text:p>
          </table:table-cell>
          <table:table-cell office:value-type="string" calcext:value-type="string">
            <text:p>s20</text:p>
          </table:table-cell>
        </table:table-row>
        <table:table-row table:style-name="ro1">
          <table:table-cell office:value-type="float" office:value="10799944" calcext:value-type="float">
            <text:p>10799944</text:p>
          </table:table-cell>
          <table:table-cell office:value-type="float" office:value="395945.725118483" calcext:value-type="float">
            <text:p>395945.725118483</text:p>
          </table:table-cell>
          <table:table-cell office:value-type="float" office:value="2265.07109004739" calcext:value-type="float">
            <text:p>2265.07109004739</text:p>
          </table:table-cell>
          <table:table-cell office:value-type="float" office:value="1924153.55450237" calcext:value-type="float">
            <text:p>1924153.55450237</text:p>
          </table:table-cell>
          <table:table-cell office:value-type="float" office:value="2621436" calcext:value-type="float">
            <text:p>2621436</text:p>
          </table:table-cell>
          <table:table-cell office:value-type="float" office:value="6681572.47393365" calcext:value-type="float">
            <text:p>6681572.47393365</text:p>
          </table:table-cell>
          <table:table-cell office:value-type="float" office:value="487427.943127962" calcext:value-type="float">
            <text:p>487427.943127962</text:p>
          </table:table-cell>
          <table:table-cell office:value-type="float" office:value="6194144.53080569" calcext:value-type="float">
            <text:p>6194144.53080569</text:p>
          </table:table-cell>
          <table:table-cell office:value-type="float" office:value="8" calcext:value-type="float">
            <text:p>8</text:p>
          </table:table-cell>
          <table:table-cell office:value-type="float" office:value="1861581.04265403" calcext:value-type="float">
            <text:p>1861581.04265403</text:p>
          </table:table-cell>
          <table:table-cell office:value-type="float" office:value="26336.4075829384" calcext:value-type="float">
            <text:p>26336.4075829384</text:p>
          </table:table-cell>
          <table:table-cell office:value-type="float" office:value="2637.18483412322" calcext:value-type="float">
            <text:p>2637.18483412322</text:p>
          </table:table-cell>
          <table:table-cell office:value-type="float" office:value="3709.24170616114" calcext:value-type="float">
            <text:p>3709.24170616114</text:p>
          </table:table-cell>
          <table:table-cell office:value-type="float" office:value="20" calcext:value-type="float">
            <text:p>20</text:p>
          </table:table-cell>
          <table:table-cell office:value-type="float" office:value="19559" calcext:value-type="float">
            <text:p>19559</text:p>
          </table:table-cell>
          <table:table-cell office:value-type="float" office:value="191325.276887359" calcext:value-type="float">
            <text:p>191325.276887359</text:p>
          </table:table-cell>
          <table:table-cell office:value-type="string" calcext:value-type="string">
            <text:p>s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5:34:13.050443518</meta:creation-date>
    <dc:date>2021-01-21T15:42:13.284954264</dc:date>
    <meta:editing-duration>PT8M</meta:editing-duration>
    <meta:editing-cycles>2</meta:editing-cycles>
    <meta:generator>LibreOffice/6.0.7.3$Linux_X86_64 LibreOffice_project/00m0$Build-3</meta:generator>
    <meta:document-statistic meta:table-count="1" meta:cell-count="357" meta:object-count="0"/>
  </office:meta>
</office:document-meta>
</file>